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e7630" officeooo:paragraph-rsid="000e7630"/>
    </style:style>
    <style:style style:name="P3" style:family="paragraph" style:parent-style-name="Standard">
      <style:text-properties officeooo:rsid="000fa5e3" officeooo:paragraph-rsid="000fa5e3"/>
    </style:style>
    <style:style style:name="P4" style:family="paragraph" style:parent-style-name="Standard">
      <style:text-properties officeooo:rsid="00116e52" officeooo:paragraph-rsid="00117718"/>
    </style:style>
    <style:style style:name="P5" style:family="paragraph" style:parent-style-name="Standard">
      <style:text-properties officeooo:rsid="00117169" officeooo:paragraph-rsid="00117169"/>
    </style:style>
    <style:style style:name="P6" style:family="paragraph" style:parent-style-name="Standard">
      <style:text-properties officeooo:rsid="00117718" officeooo:paragraph-rsid="00117718"/>
    </style:style>
    <style:style style:name="P7" style:family="paragraph" style:parent-style-name="Standard">
      <style:text-properties officeooo:rsid="0012eafc" officeooo:paragraph-rsid="0012eafc"/>
    </style:style>
    <style:style style:name="P8" style:family="paragraph" style:parent-style-name="Standard">
      <style:text-properties officeooo:rsid="0012eafc" officeooo:paragraph-rsid="00162b70"/>
    </style:style>
    <style:style style:name="P9" style:family="paragraph" style:parent-style-name="Standard">
      <style:text-properties officeooo:rsid="00162b70" officeooo:paragraph-rsid="00162b70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. </text:span>Abstract</text:p>
      <text:p text:style-name="P3"/>
      <text:p text:style-name="P3"><text:span text:style-name="T5">2. </text:span>Introduction</text:p>
      <text:p text:style-name="P3"/>
      <text:p text:style-name="P3"><text:span text:style-name="T5">3. </text:span>Machine learning <text:span text:style-name="T5">theory</text:span></text:p>
      <text:p text:style-name="P3"><text:span text:style-name="T5"><text:tab/>S</text:span>upervised-learning</text:p>
      <text:p text:style-name="P3"><text:span text:style-name="T5"><text:tab/>U</text:span>nsupervised-learning</text:p>
      <text:p text:style-name="P3"><text:span text:style-name="T5"><text:tab/>R</text:span>einforcment-learning</text:p>
      <text:p text:style-name="P3"><text:tab/>Classification – <text:span text:style-name="T3">Bishop book</text:span></text:p>
      <text:p text:style-name="P3"><text:tab/><text:tab/>generative models</text:p>
      <text:p text:style-name="P3"><text:tab/><text:tab/>discriminative models</text:p>
      <text:p text:style-name="P5"><text:tab/>Underfitting, overfitting, capacity</text:p>
      <text:p text:style-name="P5"><text:tab/>Estimators, bias, variance</text:p>
      <text:p text:style-name="P3"><text:tab/>Learning Frameworks</text:p>
      <text:p text:style-name="P3"><text:tab/><text:tab/><text:span text:style-name="T4">MLE</text:span></text:p>
      <text:p text:style-name="P3"><text:tab/><text:tab/><text:span text:style-name="T4">MAP</text:span></text:p>
      <text:p text:style-name="P4"><text:tab/>How is machine lear<text:span text:style-name="T6">n</text:span>ing even possible? IID assumption</text:p>
      <text:p text:style-name="P4"><text:line-break/><text:span text:style-name="T5">4. Neural Networks architectures – generall description</text:span></text:p>
      <text:p text:style-name="P6"><text:tab/>simple example – MLP</text:p>
      <text:p text:style-name="P6"><text:tab/>Conv</text:p>
      <text:p text:style-name="P6"><text:tab/>RNN, LSMTs</text:p>
      <text:p text:style-name="P6"><text:tab/>Attention</text:p>
      <text:p text:style-name="P6"/>
      <text:p text:style-name="P6">5. Representation</text:p>
      <text:p text:style-name="P6"><text:tab/>n-gram representation</text:p>
      <text:p text:style-name="P6"><text:tab/>NNLM, Continues representations</text:p>
      <text:p text:style-name="P6"><text:tab/><text:tab/>w2v</text:p>
      <text:p text:style-name="P6"><text:tab/><text:tab/>FastText</text:p>
      <text:p text:style-name="P6"><text:tab/><text:tab/>BERT</text:p>
      <text:p text:style-name="P6"/>
      <text:p text:style-name="P6">6. Classification of the text</text:p>
      <text:p text:style-name="P6"><text:tab/>Conv - w2v</text:p>
      <text:p text:style-name="P6"><text:tab/>MLP on top of BERT</text:p>
      <text:p text:style-name="P6"><text:tab/>Bi-LSTMs on BERT features</text:p>
      <text:p text:style-name="P3"/>
      <text:p text:style-name="P2"><text:span text:style-name="T5">7. </text:span>Semi supervised learning</text:p>
      <text:p text:style-name="P2"/>
      <text:p text:style-name="P2"><text:span text:style-name="T2">B</text:span>rief summary of every method below:</text:p>
      <text:p text:style-name="P1"><text:tab/>Transductive learning</text:p>
      <text:p text:style-name="P1"><text:span text:style-name="T1"><text:tab/>G</text:span>raph based methods</text:p>
      <text:p text:style-name="P1"><text:span text:style-name="T1"><text:tab/>L</text:span>abel propagation</text:p>
      <text:p text:style-name="P1"><text:span text:style-name="T1"><text:tab/>E</text:span>ntropy minimization</text:p>
      <text:p text:style-name="P1"><text:span text:style-name="T1">P</text:span>redicting artificial label or data distribution</text:p>
      <text:p text:style-name="P1"><text:tab/><text:span text:style-name="T2">Pseudo labelling – implicit entropy minimization</text:span></text:p>
      <text:p text:style-name="P1"><text:tab/><text:span text:style-name="T2">C</text:span>onsistency training - based on data augmentation, perturbations and transformations</text:p>
      <text:p text:style-name="P1"><text:tab/><text:tab/><text:span text:style-name="T1">Generic formula - </text:span></text:p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</text:span></text:p>
      <text:p text:style-name="P1"><text:tab/><text:tab/><text:tab/><text:span text:style-name="T2">Temporal ensambling</text:span></text:p>
      <text:p text:style-name="P1"><text:tab/><text:tab/><text:tab/><text:span text:style-name="T2">Mean teacher</text:span></text:p>
      <text:p text:style-name="P1"><text:tab/><text:tab/><text:tab/><text:span text:style-name="T1">VAT</text:span></text:p>
      <text:p text:style-name="P1"><text:soft-page-break/><text:tab/><text:tab/><text:tab/><text:span text:style-name="T1">UDA</text:span></text:p>
      <text:p text:style-name="P1"><text:tab/><text:tab/><text:tab/><text:span text:style-name="T1">MixMatch</text:span></text:p>
      <text:p text:style-name="P1"><text:tab/><text:tab/><text:tab/><text:span text:style-name="T1">ReMixMatch</text:span></text:p>
      <text:p text:style-name="P1"><text:tab/><text:tab/><text:tab/><text:span text:style-name="T1">FixMatch</text:span></text:p>
      <text:p text:style-name="P1"><text:tab/></text:p>
      <text:p text:style-name="P7">8. Experiments</text:p>
      <text:p text:style-name="P8"><text:tab/><text:span text:style-name="T7">description of datasets</text:span></text:p>
      <text:p text:style-name="P8"><text:tab/><text:span text:style-name="T8">description of choosen elements – augmentation methods</text:span></text:p>
      <text:p text:style-name="P7"><text:tab/>Description of experiment settings – realistic settings</text:p>
      <text:p text:style-name="P7"><text:tab/></text:p>
      <text:p text:style-name="P7"><text:tab/>conducting experiments in the way as it was designed</text:p>
      <text:p text:style-name="P7"><text:tab/><text:tab/><text:span text:style-name="T8">in notebook</text:span></text:p>
      <text:p text:style-name="P7"><text:tab/><text:span text:style-name="T8">experiments results </text:span></text:p>
      <text:p text:style-name="P7"/>
      <text:p text:style-name="P9">9. Conclusions and future work</text:p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29T10:21:48.605740786</dc:date>
    <meta:editing-duration>PT25M20S</meta:editing-duration>
    <meta:editing-cycles>1</meta:editing-cycles>
    <meta:document-statistic meta:table-count="0" meta:image-count="0" meta:object-count="0" meta:page-count="2" meta:paragraph-count="60" meta:word-count="175" meta:character-count="1393" meta:non-whitespace-character-count="1190"/>
    <meta:generator>LibreOffice/6.0.7.3$Linux_X86_64 LibreOffice_project/00m0$Build-3</meta:generator>
  </office:meta>
</office:document-meta>
</file>